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office:font-face-decls>
  <office:automatic-styles>
    <style:style style:name="T1" style:family="text">
      <style:text-properties fo:language="en" fo:country="US"/>
    </style:style>
    <style:style style:name="T2" style:family="text">
      <style:text-properties style:font-name="Segoe UI Emoji" style:font-name-asian="Segoe UI Emoji1" style:font-name-complex="Segoe UI Emoji1"/>
    </style:style>
    <style:style style:name="T3" style:family="text">
      <style:text-properties officeooo:rsid="001b90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S Archlinux sin entornos de escritorio ni gestores ni nada, de cero.</text:p>
      <text:p text:style-name="Standard">Se recomienda virtualizarlo para evitar problemas (VMWare o Virtualbox o cualquier otro No se.)</text:p>
      <text:p text:style-name="Standard">La instalación se realiza en este caso en modo DOS ya que al ser virtualizado no hay necesidad de UEFI. Pero se puede hacer igual, tener en cuenta la partición de arranque EFI, el particionado GPT y la instalación del efibootmgr.</text:p>
      <text:p text:style-name="Standard">Instalación base usando una imagen nativa de Archlinux:</text:p>
      <text:p text:style-name="Standard">Montar la imagen en el sistema de virtualización a utilizar</text:p>
      <text:p text:style-name="Standard">Arrancar</text:p>
      <text:p text:style-name="Standard">El proceso es sobre ram y no tiene interfaz grafica alguna</text:p>
      <text:p text:style-name="Standard">Particionar con cfdisk y tener en cuenta la partición swap y de arranque (las particiones se distribuyen como /dev/sdxy siendo ‘x’ la letra en orden alfabetico de los discos duros y ‘y’ el numero de la partición ordenado. Para este caso se asumirá 1 solo disco el cual tendrá la letra ‘a’ y 3 particiones, una de arranque (1)Dos con 512 MB, la del (2)sistema y la de (3)swap, estas 2 ultimas queda a gusto de cada quien.</text:p>
      <text:p text:style-name="Standard">Formatear las particiones creadas. La de arranque se puede formatear bien con mkfs.vfat -R 32 /dev/sda1</text:p>
      <text:p text:style-name="Standard">La partición de datos con mkfs.ext4 /dev/sda2</text:p>
      <text:p text:style-name="Standard">Se asigna la partición swap con mkswap /dev/sda3 que sería la partición swap y se activa con swapon.</text:p>
      <text:p text:style-name="Standard">Verificar las particiones usando lsblk</text:p>
      <text:p text:style-name="Standard">Montar las particiones pertinentes usando mount</text:p>
      <text:p text:style-name="Standard">La partición principal, es decir la del sistema, se monta en /mnt, mount /dev/sda2 /mnt; y se crea la carpeta boot con mkdir /mnt/boot y se monta la partición de arranque con mount /dev/sda1 /mnt/boot. En el caso de uefi tener en cuenta crear la carpeta efi para que se pueda mantener las estructuras de las particiones.</text:p>
      <text:p text:style-name="Standard">Lo siguiente es verificar que se tenga internet.</text:p>
      <text:p text:style-name="Standard">Si es ethernet es asegurarse con ping a Google si tiene internet, en caso de WiFi usar la herramienta por defecto que trae arch con “iwctl station wlan0 connect SSID” (SSID es el nombre de la WiFi, por si acaso ;)y poner el password cuando lo pida. </text:p>
      <text:p text:style-name="Standard">Proceder a actualizar las db.</text:p>
      <text:p text:style-name="Standard" loext:marker-style-name="T1"><text:soft-page-break/><text:span text:style-name="T1">pacman -Syy</text:span><text:span text:style-name="T1"/></text:p>
      <text:p text:style-name="Standard" loext:marker-style-name="T1"><text:span text:style-name="T1">pacman-key –init &amp;&amp; pacman-key –populate</text:span><text:span text:style-name="T1"/></text:p>
      <text:p text:style-name="Standard">Se procede a instalar el sistema</text:p>
      <text:p text:style-name="Standard"><text:span text:style-name="T1">pacstrap /mnt linux linux-headers linux-firmware base base-devel grub networkmanager wpa_supplicant git sudo vim nano wget. </text:span>Si va a trabajar con eufi agregar a la lista anterior efibootmgr.</text:p>
      <text:p text:style-name="Standard">Al terminar la instalación se graba la tabla de particiones</text:p>
      <text:p text:style-name="Standard">genfstab -U /mnt &gt;&gt; /mnt/etc/fstab</text:p>
      <text:p text:style-name="Standard">Se define el nombre del host</text:p>
      <text:p text:style-name="Standard">echo ‘(el nombre del pc)’ &gt; /mnt/etc/hostname</text:p>
      <text:p text:style-name="Standard">Se accede al entorno acabado de instalar como root usando arch-chroot /mnt y simula ser el usuario root del sistema que instalamos por lo que podemos hacer diferentes cambios</text:p>
      <text:p text:style-name="Standard">Lo primero es el password de root, se usa passwd y se cambia. Esto viola los conceptos básicos de seguridad en Linux, pero en algunos casos es necesario, solo recordar al terminar desactivar el usuario root y bloquearlo si lo considera necesario. Recomiendo hacer esto luego de reiniciar y hacer todos los cambios pertinentes al sistema base.</text:p>
      <text:p text:style-name="Standard">Si queremos agregar un usuario con privilegios de root ejecutamos useradd -m( para crearle un home) ‘el nombre del usuario’ -G Wheel ; si no queremos que sea sudo quitamos el -G Wheel</text:p>
      <text:p text:style-name="Standard">Wheel es el nombre del grupo con privilegios, se creó Wheel para no usar el grupo sudo, es un método recomendado por la comunidad Arch.</text:p>
      <text:p text:style-name="Standard">Tenemos que activar el grupo wheel con vim o editor de texto que desee /etc/sudoers para editar el fichero de los permisos y buscar la línea donde esta # %wheel y quitarle el # para activar el grupo, <text:span text:style-name="T3">los mas avanzados usaran sudoers.d</text:span>.</text:p>
      <text:p text:style-name="Standard">Se le asigna el password al nuevo usuario con passwd ‘usuario’</text:p>
      <text:p text:style-name="Standard">Se configura el arranque con </text:p>
      <text:p text:style-name="Standard">grub-install /dev/sda y para UEFI grub-install –target=x86_64-efi /dev/sda y se configuran las grub con</text:p>
      <text:p text:style-name="Standard" loext:marker-style-name="T1"><text:span text:style-name="T1">grub-mkconfig -o /boot/grub/grub.cfg</text:span><text:span text:style-name="T1"/></text:p>
      <text:p text:style-name="Standard">Salimos del entorno root con exit</text:p>
      <text:p text:style-name="Standard">Y reiniciamos para entrar al sistema operativo que acabamos de instalar. Recordar retirar la imagen de arranque de arch.</text:p>
      <text:p text:style-name="Standard"><text:soft-page-break/>Nota* Luego para instalar dependencias del AUR pueden investigar sobre gestores de paquetes AUR, yo uso paru, desde el usuario principal, OJO No el root; git clone <text:a xlink:type="simple" xlink:href="https://aur.archlinux.org/paru-bin" text:style-name="Internet_20_link" text:visited-style-name="Visited_20_Internet_20_Link"><text:span text:style-name="Internet_20_link">https://aur.archlinux.org/paru-bin</text:span></text:a> ; cd paru-bin ; makepkg -sic ; listo tienen paru <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loext:linked-style-name="Título_20_C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_20__28_WW_29_" style:display-name="Default Paragraph Font (WW)" style:family="text"/>
    <style:style style:name="Título_20_Car" style:display-name="Título Car" style:family="text" style:parent-style-name="Default_20_Paragraph_20_Font_20__28_WW_29_"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yron Salazar</meta:initial-creator>
    <meta:editing-cycles>28</meta:editing-cycles>
    <meta:creation-date>2023-07-17T18:11:00</meta:creation-date>
    <dc:date>2023-12-07T19:49:23.941693773</dc:date>
    <meta:editing-duration>PT1H56M38S</meta:editing-duration>
    <meta:generator>LibreOffice/7.6.3.2$Linux_X86_64 LibreOffice_project/60$Build-2</meta:generator>
    <meta:document-statistic meta:table-count="0" meta:image-count="0" meta:object-count="0" meta:page-count="3" meta:paragraph-count="37" meta:word-count="696" meta:character-count="4111" meta:non-whitespace-character-count="3450"/>
    <meta:user-defined meta:name="AppVersion">16.0000</meta:user-defined>
    <meta:template xlink:type="simple" xlink:actuate="onRequest" xlink:title="Normal.dotm" xlink:href=""/>
  </office:meta>
</office:document-meta>
</file>